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writing-mode="page"/>
    </style:style>
    <style:style style:name="Table1.10" style:family="table-row">
      <style:table-row-properties style:min-row-height="0.1625in"/>
    </style:style>
    <style:style style:name="P1" style:family="paragraph" style:parent-style-name="Table_20_Contents">
      <style:text-properties officeooo:rsid="000ba0d1" officeooo:paragraph-rsid="000ba0d1"/>
    </style:style>
    <style:style style:name="P2" style:family="paragraph" style:parent-style-name="Table_20_Contents">
      <style:text-properties fo:font-weight="bold" officeooo:rsid="000ba0d1" officeooo:paragraph-rsid="000ba0d1" style:font-weight-asian="bold" style:font-weight-complex="bold"/>
    </style:style>
    <style:style style:name="P3" style:family="paragraph" style:parent-style-name="Table_20_Contents">
      <style:text-properties officeooo:rsid="000c2358" officeooo:paragraph-rsid="000c2358"/>
    </style:style>
    <style:style style:name="T1" style:family="text">
      <style:text-properties officeooo:rsid="000c2358"/>
    </style:style>
    <style:style style:name="T2" style:family="text">
      <style:text-properties officeooo:rsid="000de6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66726115488">
          <table:table-cell table:style-name="Table1.A1" office:value-type="string">
            <text:p text:style-name="P2">Parameter</text:p>
          </table:table-cell>
          <table:table-cell table:style-name="Table1.A1" office:value-type="string">
            <text:p text:style-name="P2">Value</text:p>
          </table:table-cell>
          <table:table-cell table:style-name="Table1.A1" office:value-type="string">
            <text:p text:style-name="P2">Source</text:p>
          </table:table-cell>
        </table:table-row>
        <table:table-row table:style-name="TableLine93966726115488">
          <table:table-cell table:style-name="Table1.A1" office:value-type="string">
            <text:p text:style-name="P1">Transcription Rate</text:p>
          </table:table-cell>
          <table:table-cell table:style-name="Table1.A1" office:value-type="string">
            <text:p text:style-name="P1">1/12 <text:span text:style-name="T1">m</text:span>olecules/second</text:p>
          </table:table-cell>
          <table:table-cell table:style-name="Table1.A1" office:value-type="string">
            <text:p text:style-name="Table_20_Contents">Pelechano, V., Chávez, S., &amp; Pérez-Ortín, J. E. (2010). A complete set of nascent transcription rates for yeast genes. PloS one, 5(11), e15442.</text:p>
          </table:table-cell>
        </table:table-row>
        <table:table-row table:style-name="TableLine93966726115488">
          <table:table-cell table:style-name="Table1.A1" office:value-type="string">
            <text:p text:style-name="P3">Translation Rate</text:p>
          </table:table-cell>
          <table:table-cell table:style-name="Table1.A1" office:value-type="string">
            <text:p text:style-name="P3">4.6e-2 molecules/second per ribosome, we take 5 ribosomes as good estimate of number per rna </text:p>
            <text:p text:style-name="P3"/>
            <text:p text:style-name="P3">→ 4.6e-2 * 5 molecules/second</text:p>
          </table:table-cell>
          <table:table-cell table:style-name="Table1.A1" office:value-type="string">
            <text:p text:style-name="Table_20_Contents">Bonven B, Gulløv K. Peptide chain elongation rate and ribosomal activity in Saccharomyces cerevisiae as a function of the growth rate. Mol Gen Genet. 1979 Feb 26 170(2):225-30</text:p>
            <text:p text:style-name="Table_20_Contents"/>
            <text:p text:style-name="Table_20_Contents">Riba, A., Di Nanni, N., Mittal, N., Arhné, E., Schmidt, A., &amp; Zavolan, M. (2019). Protein synthesis rates and ribosome occupancies reveal determinants of translation elongation rates. Proceedings of the national academy of sciences, 116(30), 15023-15032.</text:p>
          </table:table-cell>
        </table:table-row>
        <table:table-row table:style-name="TableLine93966726115488">
          <table:table-cell table:style-name="Table1.A1" office:value-type="string">
            <text:p text:style-name="P3">RNA degradation</text:p>
          </table:table-cell>
          <table:table-cell table:style-name="Table1.A1" office:value-type="string">
            <text:p text:style-name="P3">1.7e-4 molecules/second</text:p>
          </table:table-cell>
          <table:table-cell table:style-name="Table1.A1" office:value-type="string">
            <text:p text:style-name="Table_20_Contents">Brandon Ho et al., Comparative analysis of protein abundance studies to quantify the Saccharomyces cerevisiae proteome, bioRxiv preprint first posted online Feb. 2, 2017</text:p>
          </table:table-cell>
        </table:table-row>
        <table:table-row table:style-name="TableLine93966726115488">
          <table:table-cell table:style-name="Table1.A1" office:value-type="string">
            <text:p text:style-name="P3">Protein Degradation</text:p>
          </table:table-cell>
          <table:table-cell table:style-name="Table1.A1" office:value-type="string">
            <text:p text:style-name="P3">1.67e-5 modecules/second</text:p>
          </table:table-cell>
          <table:table-cell table:style-name="Table1.A1" office:value-type="string">
            <text:p text:style-name="Table_20_Contents">Christiano R, Nagaraj N, Fröhlich F, Walther TC. Global proteome turnover analyses of the Yeasts S. cerevisiae and S. pombe. Cell Rep. 2014 Dec 11 9(5):1959-65. doi: 10.1016/j.celrep.2014.10.065. Supplemental Information p.S12 table S4</text:p>
            <text:p text:style-name="Table_20_Contents"/>
            <text:p text:style-name="Table_20_Contents">Belle A, Tanay A, Bitincka L, Shamir R, O'Shea EK. Quantification of protein half-lives in the budding yeast proteome. Proc Natl Acad Sci U S A. 2006 Aug 29 103(35):13004-9 p.13004 right column 4th paragraph</text:p>
          </table:table-cell>
        </table:table-row>
        <table:table-row table:style-name="TableLine93966726115488">
          <table:table-cell table:style-name="Table1.A1" office:value-type="string">
            <text:p text:style-name="P3"><text:span text:style-name="T2">i</text:span>Km glucose respression AOX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66726115488">
          <table:table-cell table:style-name="Table1.A1" office:value-type="string">
            <text:p text:style-name="P3">Hill coeff glucose repressio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66726115488">
          <table:table-cell table:style-name="Table1.A1" office:value-type="string">
            <text:p text:style-name="P3">Km methanol induction AOX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966726115488">
          <table:table-cell table:style-name="Table1.A1" office:value-type="string">
            <text:p text:style-name="P3">Hill coeff methanol inductio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0">
          <table:table-cell table:style-name="Table1.A1" office:value-type="string">
            <text:p text:style-name="P3">Weight dry yeast cell</text:p>
          </table:table-cell>
          <table:table-cell table:style-name="Table1.A1" office:value-type="string">
            <text:p text:style-name="P3">4.6e-11 g</text:p>
          </table:table-cell>
          <table:table-cell table:style-name="Table1.A1" office:value-type="string">
            <text:p text:style-name="Table_20_Contents">https://tipbiosystems.com/wp-<text:soft-page-break/>content/uploads/2020/05/AN102-Yeast-Cell-Count_2019_03_17.pd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6:53:40.907776024</meta:creation-date>
    <dc:date>2021-08-08T20:27:25.841731921</dc:date>
    <meta:editing-duration>PT2H37M5S</meta:editing-duration>
    <meta:editing-cycles>2</meta:editing-cycles>
    <meta:generator>LibreOffice/7.1.5.2$Linux_X86_64 LibreOffice_project/10$Build-2</meta:generator>
    <meta:document-statistic meta:table-count="1" meta:image-count="0" meta:object-count="0" meta:page-count="2" meta:paragraph-count="25" meta:word-count="239" meta:character-count="1691" meta:non-whitespace-character-count="1476"/>
  </office:meta>
</office:document-meta>
</file>